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44c53" officeooo:paragraph-rsid="00144c53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44c53" officeooo:paragraph-rsid="00144c53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4c53" officeooo:paragraph-rsid="00144c5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ee2d" officeooo:paragraph-rsid="0015ee2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3456" officeooo:paragraph-rsid="0017345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2605" officeooo:paragraph-rsid="0018260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4c53" officeooo:paragraph-rsid="00144c5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44c53" officeooo:paragraph-rsid="001abc2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44c53" officeooo:paragraph-rsid="00263f2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44c53" officeooo:paragraph-rsid="0028f5b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5ee2d" officeooo:paragraph-rsid="0015ee2d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5ee2d" officeooo:paragraph-rsid="001abc2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5ee2d" officeooo:paragraph-rsid="00144c5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5ee2d" officeooo:paragraph-rsid="00263f2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5ee2d" officeooo:paragraph-rsid="0028f5b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d85f1" officeooo:paragraph-rsid="001d85f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d85f1" officeooo:paragraph-rsid="0027141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d85f1" officeooo:paragraph-rsid="002a14f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d85f1" officeooo:paragraph-rsid="002b746e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82605" officeooo:paragraph-rsid="00182605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82605" officeooo:paragraph-rsid="002df98d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82605" officeooo:paragraph-rsid="002ff2be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73456" officeooo:paragraph-rsid="002b746e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73456" officeooo:paragraph-rsid="002c269d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2e964" officeooo:paragraph-rsid="0022e964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d327c" officeooo:paragraph-rsid="002d327c" style:font-size-asian="10.5pt" style:font-size-complex="12pt"/>
    </style:style>
    <style:style style:name="T1" style:family="text">
      <style:text-properties officeooo:rsid="0015ee2d"/>
    </style:style>
    <style:style style:name="T2" style:family="text">
      <style:text-properties officeooo:rsid="00173456"/>
    </style:style>
    <style:style style:name="T3" style:family="text">
      <style:text-properties officeooo:rsid="001abc2a"/>
    </style:style>
    <style:style style:name="T4" style:family="text">
      <style:text-properties officeooo:rsid="001c2131"/>
    </style:style>
    <style:style style:name="T5" style:family="text">
      <style:text-properties officeooo:rsid="00215902"/>
    </style:style>
    <style:style style:name="T6" style:family="text">
      <style:text-properties officeooo:rsid="0024b620"/>
    </style:style>
    <style:style style:name="T7" style:family="text">
      <style:text-properties officeooo:rsid="002a5e0f"/>
    </style:style>
    <style:style style:name="T8" style:family="text">
      <style:text-properties officeooo:rsid="002e0a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le WIB :</text:p>
      <text:p text:style-name="P2"/>
      <text:p text:style-name="P9">I) <text:span text:style-name="T1">Introduction → Arthur</text:span></text:p>
      <text:p text:style-name="P3"/>
      <text:p text:style-name="P14"><text:span text:style-name="T2">(1)</text:span>-présentation groupe →<text:span text:style-name="T3"> Arthur</text:span></text:p>
      <text:p text:style-name="P4"/>
      <text:p text:style-name="P4"/>
      <text:p text:style-name="P4"><text:span text:style-name="T2">(2)</text:span>-présentation intitulé projet <text:s/>→<text:span text:style-name="T3"> Arthur</text:span></text:p>
      <text:p text:style-name="P5">(3)</text:p>
      <text:p text:style-name="P12">-inspiration <text:tab/><text:tab/><text:tab/><text:tab/> <text:s text:c="3"/>→<text:span text:style-name="T3"> Arthur</text:span></text:p>
      <text:p text:style-name="P8">-<text:span text:style-name="T1">choix morale (libre accès…)<text:tab/><text:tab/> <text:s text:c="3"/>→ Arthur</text:span></text:p>
      <text:p text:style-name="P3"/>
      <text:p text:style-name="P3"/>
      <text:p text:style-name="P9">II) <text:span text:style-name="T1">cahier des charge → Alex</text:span></text:p>
      <text:p text:style-name="P9"><text:tab/><text:span text:style-name="T4">fonctionnalités <text:s/>et sujet → Alex</text:span></text:p>
      <text:p text:style-name="P9"><text:tab/><text:span text:style-name="T4">choix techniques → Alex</text:span></text:p>
      <text:p text:style-name="P13"/>
      <text:p text:style-name="P3"/>
      <text:p text:style-name="P16">III)</text:p>
      <text:p text:style-name="P16">Analyse et gestion</text:p>
      <text:p text:style-name="P16"/>
      <text:p text:style-name="P19">diagramme de cas d'utilisation <text:span text:style-name="T4">→ Yohann</text:span></text:p>
      <text:p text:style-name="P18">diagramme de <text:span text:style-name="T7">séquence</text:span> <text:span text:style-name="T7">système</text:span> <text:span text:style-name="T4">→ Alex</text:span></text:p>
      <text:p text:style-name="P16"/>
      <text:p text:style-name="P10">IV) </text:p>
      <text:p text:style-name="P17">gantt <text:span text:style-name="T1">→ Yannis</text:span></text:p>
      <text:p text:style-name="P4"/>
      <text:p text:style-name="P15">répartition des taches → Yannis</text:p>
      <text:p text:style-name="P26">BDD modele <text:span text:style-name="T1">→ Yannis</text:span></text:p>
      <text:p text:style-name="P6"/>
      <text:p text:style-name="P6"/>
      <text:p text:style-name="P23">V) Site Web &amp; <text:s/>Design <text:span text:style-name="T4">→ Alex</text:span></text:p>
      <text:p text:style-name="P21">( mise en place et problème rencontré )</text:p>
      <text:p text:style-name="P21"/>
      <text:p text:style-name="P23">VI) Serveur web <text:span text:style-name="T4">→ Arthur</text:span></text:p>
      <text:p text:style-name="P21">( mise en place et problème rencontré )</text:p>
      <text:p text:style-name="P21"/>
      <text:p text:style-name="P24">VII) Base de donnée <text:span text:style-name="T1">→ Yannis</text:span></text:p>
      <text:p text:style-name="P21">( mise en place et problème rencontré )</text:p>
      <text:p text:style-name="P21"/>
      <text:p text:style-name="P3">V<text:span text:style-name="T5">III</text:span>)<text:span text:style-name="T2">Extension</text:span></text:p>
      <text:p text:style-name="P21">( mise en place et problème rencontré )</text:p>
      <text:p text:style-name="P5"/>
      <text:p text:style-name="P5"/>
      <text:p text:style-name="P5">XI) <text:span text:style-name="T8">Bilan technique → Yannis</text:span></text:p>
      <text:p text:style-name="P3"/>
      <text:p text:style-name="P3"><text:span text:style-name="T2">X)</text:span> <text:span text:style-name="T2">Conclusion → Yohann</text:span></text:p>
      <text:p text:style-name="P3"/>
      <text:p text:style-name="P25"><text:span text:style-name="T6">État</text:span> final</text:p>
      <text:p text:style-name="P25">outils non mis en place</text:p>
      <text:p text:style-name="P3"><text:soft-page-break/></text:p>
      <text:p text:style-name="P6">mise en place réel</text:p>
      <text:p text:style-name="P22">future fonctionnalités <text:span text:style-name="T2">→ Arthur</text:span></text:p>
      <text:p text:style-name="P6">..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1:03:42.458612194</meta:creation-date>
    <meta:generator>LibreOffice/4.3.3.2$Linux_X86_64 LibreOffice_project/430m0$Build-2</meta:generator>
    <meta:editing-duration>PT43M17S</meta:editing-duration>
    <meta:editing-cycles>25</meta:editing-cycles>
    <meta:initial-creator>user </meta:initial-creator>
    <dc:date>2018-03-21T10:06:19.981960439</dc:date>
    <dc:creator>user </dc:creator>
    <meta:document-statistic meta:table-count="0" meta:image-count="0" meta:object-count="0" meta:page-count="2" meta:paragraph-count="33" meta:word-count="146" meta:character-count="818" meta:non-whitespace-character-count="686"/>
  </office:meta>
</office:document-meta>
</file>